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iScript" svg:font-family="'Fira Code iScript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75d" officeooo:paragraph-rsid="0005275d"/>
    </style:style>
    <style:style style:name="P2" style:family="paragraph" style:parent-style-name="Standard">
      <style:text-properties officeooo:rsid="00070c84" officeooo:paragraph-rsid="00070c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Final 3108</text:p>
      <text:p text:style-name="P1"/>
      <text:p text:style-name="P1">Problem 1. Design a 4-bit ALU circuit that supports the following operations with the required flags.</text:p>
      <text:p text:style-name="P1"><text:s/>AND(00), SUB(01), RIGHT SHIFT(10), NOT(11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blem 2. Write an HDL program to perform the right rotate operation on a 4 bit operand.<text:line-break/></text:p>
      <text:p text:style-name="P1"/>
      <text:p text:style-name="P2">HDL Code:</text:p>
      <text:p text:style-name="P2">// HDL program to perfrom the right rotate operation on a 4 bit operand</text:p>
      <text:p text:style-name="P2"/>
      <text:p text:style-name="P2">module right_rotate (</text:p>
      <text:p text:style-name="P2"><text:s text:c="4"/>input [3:0] data_in,</text:p>
      <text:p text:style-name="P2"><text:s text:c="4"/>input rotate_en,</text:p>
      <text:p text:style-name="P2"><text:s text:c="4"/>output reg [3:0] data_out</text:p>
      <text:p text:style-name="P2">);</text:p>
      <text:p text:style-name="P2"><text:s text:c="4"/>always @(*) begin</text:p>
      <text:p text:style-name="P2"><text:s text:c="8"/>if (rotate_en)</text:p>
      <text:p text:style-name="P2"><text:s text:c="12"/>data_out = {data_in[0], data_in[3:1]};</text:p>
      <text:p text:style-name="P2"><text:s text:c="8"/>else</text:p>
      <text:p text:style-name="P2"><text:s text:c="12"/>data_out = data_in;</text:p>
      <text:p text:style-name="P2"><text:s text:c="4"/>end</text:p>
      <text:p text:style-name="P2">endmodule</text:p>
      <text:p text:style-name="P2"/>
      <text:p text:style-name="P2">Test Bench:</text:p>
      <text:p text:style-name="P2"/>
      <text:p text:style-name="P2">// HDL module to test the right_rotate module</text:p>
      <text:p text:style-name="P2"/>
      <text:p text:style-name="P2">module Tests_right_rotate;</text:p>
      <text:p text:style-name="P2"/>
      <text:p text:style-name="P2"><text:s text:c="4"/>reg A;</text:p>
      <text:p text:style-name="P2"><text:s text:c="4"/>reg B;</text:p>
      <text:p text:style-name="P2"><text:s text:c="4"/>reg C;</text:p>
      <text:p text:style-name="P2"><text:s text:c="4"/>reg D;</text:p>
      <text:p text:style-name="P2"><text:s text:c="4"/>wire [3:0] S;</text:p>
      <text:p text:style-name="P2"/>
      <text:p text:style-name="P2"><text:s text:c="4"/>right_rotate UUT (</text:p>
      <text:p text:style-name="P2"><text:s text:c="8"/>.data_in({A, B, C, D}),</text:p>
      <text:p text:style-name="P2"><text:s text:c="8"/>.rotate_en(1'b1),</text:p>
      <text:p text:style-name="P2"><text:s text:c="8"/>.data_out(S)</text:p>
      <text:p text:style-name="P2"><text:s text:c="4"/>);</text:p>
      <text:p text:style-name="P2"/>
      <text:p text:style-name="P2"><text:s text:c="4"/>initial begin</text:p>
      <text:p text:style-name="P2"><text:soft-page-break/><text:s text:c="8"/>A = 0;</text:p>
      <text:p text:style-name="P2"><text:s text:c="8"/>B = 0;</text:p>
      <text:p text:style-name="P2"><text:s text:c="8"/>C = 0;</text:p>
      <text:p text:style-name="P2"><text:s text:c="8"/>D = 0;</text:p>
      <text:p text:style-name="P2"><text:s text:c="8"/>#20</text:p>
      <text:p text:style-name="P2"><text:s text:c="8"/>A = 0;</text:p>
      <text:p text:style-name="P2"><text:s text:c="8"/>B = 0;</text:p>
      <text:p text:style-name="P2"><text:s text:c="8"/>C = 0;</text:p>
      <text:p text:style-name="P2"><text:s text:c="8"/>D = 1;</text:p>
      <text:p text:style-name="P2"><text:s text:c="8"/>#20</text:p>
      <text:p text:style-name="P2"><text:s text:c="8"/>A = 0;</text:p>
      <text:p text:style-name="P2"><text:s text:c="8"/>B = 0;</text:p>
      <text:p text:style-name="P2"><text:s text:c="8"/>C = 1;</text:p>
      <text:p text:style-name="P2"><text:s text:c="8"/>D = 0;</text:p>
      <text:p text:style-name="P2"><text:s text:c="8"/>#20</text:p>
      <text:p text:style-name="P2"><text:s text:c="8"/>A = 0;</text:p>
      <text:p text:style-name="P2"><text:s text:c="8"/>B = 0;</text:p>
      <text:p text:style-name="P2"><text:s text:c="8"/>C = 1;</text:p>
      <text:p text:style-name="P2"><text:s text:c="8"/>D = 1;</text:p>
      <text:p text:style-name="P2"><text:s text:c="8"/>#20</text:p>
      <text:p text:style-name="P2"><text:s text:c="8"/>A = 0;</text:p>
      <text:p text:style-name="P2"><text:s text:c="8"/>B = 1;</text:p>
      <text:p text:style-name="P2"><text:s text:c="8"/>C = 0;</text:p>
      <text:p text:style-name="P2"><text:s text:c="8"/>D = 0;</text:p>
      <text:p text:style-name="P2"><text:s text:c="8"/>#20</text:p>
      <text:p text:style-name="P2"><text:s text:c="8"/>A = 0;</text:p>
      <text:p text:style-name="P2"><text:s text:c="8"/>B = 1;</text:p>
      <text:p text:style-name="P2"><text:s text:c="8"/>C = 0;</text:p>
      <text:p text:style-name="P2"><text:s text:c="8"/>D = 1;</text:p>
      <text:p text:style-name="P2"><text:s text:c="8"/>#20</text:p>
      <text:p text:style-name="P2"><text:s text:c="8"/>A = 0;</text:p>
      <text:p text:style-name="P2"><text:s text:c="8"/>B = 1;</text:p>
      <text:p text:style-name="P2"><text:s text:c="8"/>C = 1;</text:p>
      <text:p text:style-name="P2"><text:s text:c="8"/>D = 0;</text:p>
      <text:p text:style-name="P2"><text:s text:c="8"/>#20</text:p>
      <text:p text:style-name="P2"><text:s text:c="8"/>A = 0;</text:p>
      <text:p text:style-name="P2"><text:s text:c="8"/>B = 1;</text:p>
      <text:p text:style-name="P2"><text:s text:c="8"/>C = 1;</text:p>
      <text:p text:style-name="P2"><text:s text:c="8"/>D = 1;</text:p>
      <text:p text:style-name="P2"><text:s text:c="8"/>#20</text:p>
      <text:p text:style-name="P2"><text:s text:c="8"/>A = 1;</text:p>
      <text:p text:style-name="P2"><text:s text:c="8"/>B = 0;</text:p>
      <text:p text:style-name="P2"><text:s text:c="8"/>C = 0;</text:p>
      <text:p text:style-name="P2"><text:s text:c="8"/>D = 0;</text:p>
      <text:p text:style-name="P2"><text:s text:c="8"/>#20</text:p>
      <text:p text:style-name="P2"><text:s text:c="8"/>A = 1;</text:p>
      <text:p text:style-name="P2"><text:s text:c="8"/>B = 0;</text:p>
      <text:p text:style-name="P2"><text:s text:c="8"/>C = 0;</text:p>
      <text:p text:style-name="P2"><text:s text:c="8"/>D = 1;</text:p>
      <text:p text:style-name="P2"><text:s text:c="8"/>#20</text:p>
      <text:p text:style-name="P2"><text:s text:c="8"/>A = 1;</text:p>
      <text:p text:style-name="P2"><text:s text:c="8"/>B = 0;</text:p>
      <text:p text:style-name="P2"><text:soft-page-break/><text:s text:c="8"/>C = 1;</text:p>
      <text:p text:style-name="P2"><text:s text:c="8"/>D = 0;</text:p>
      <text:p text:style-name="P2"><text:s text:c="8"/>#20</text:p>
      <text:p text:style-name="P2"><text:s text:c="8"/>A = 1;</text:p>
      <text:p text:style-name="P2"><text:s text:c="8"/>B = 0;</text:p>
      <text:p text:style-name="P2"><text:s text:c="8"/>C = 1;</text:p>
      <text:p text:style-name="P2"><text:s text:c="8"/>D = 1;</text:p>
      <text:p text:style-name="P2"><text:s text:c="8"/>#20</text:p>
      <text:p text:style-name="P2"><text:s text:c="8"/>A = 1;</text:p>
      <text:p text:style-name="P2"><text:s text:c="8"/>B = 1;</text:p>
      <text:p text:style-name="P2"><text:s text:c="8"/>C = 0;</text:p>
      <text:p text:style-name="P2"><text:s text:c="8"/>D = 0;</text:p>
      <text:p text:style-name="P2"><text:s text:c="8"/>#20</text:p>
      <text:p text:style-name="P2"><text:s text:c="8"/>A = 1;</text:p>
      <text:p text:style-name="P2"><text:s text:c="8"/>B = 1;</text:p>
      <text:p text:style-name="P2"><text:s text:c="8"/>C = 0;</text:p>
      <text:p text:style-name="P2"><text:s text:c="8"/>D = 1;</text:p>
      <text:p text:style-name="P2"><text:s text:c="8"/>#20</text:p>
      <text:p text:style-name="P2"><text:s text:c="8"/>A = 1;</text:p>
      <text:p text:style-name="P2"><text:s text:c="8"/>B = 1;</text:p>
      <text:p text:style-name="P2"><text:s text:c="8"/>C = 1;</text:p>
      <text:p text:style-name="P2"><text:s text:c="8"/>D = 0;</text:p>
      <text:p text:style-name="P2"><text:s text:c="8"/>#20</text:p>
      <text:p text:style-name="P2"><text:s text:c="8"/>A = 1;</text:p>
      <text:p text:style-name="P2"><text:s text:c="8"/>B = 1;</text:p>
      <text:p text:style-name="P2"><text:s text:c="8"/>C = 1;</text:p>
      <text:p text:style-name="P2"><text:s text:c="8"/>D = 1;</text:p>
      <text:p text:style-name="P2"><text:s text:c="4"/>end</text:p>
      <text:p text:style-name="P2"/>
      <text:p text:style-name="P2"><text:s text:c="4"/>initial begin</text:p>
      <text:p text:style-name="P2"><text:s text:c="8"/>$monitor("A=%b,B=%b,C=%b,D=%b,S=%b\n", A, B, C, D, S);</text:p>
      <text:p text:style-name="P2"><text:s text:c="4"/>end</text:p>
      <text:p text:style-name="P2"/>
      <text:p text:style-name="P2">endmodule</text:p>
      <text:p text:style-name="P2"/>
      <text:p text:style-name="P2"/>
      <text:p text:style-name="P2"/>
      <text:p text:style-name="P2">Output: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iScript" svg:font-family="'Fira Code iScript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C" svg:font-family="'Noto Sans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1:39:16.448641883</meta:creation-date>
    <dc:date>2024-10-05T11:57:59.091287332</dc:date>
    <meta:editing-duration>PT8M21S</meta:editing-duration>
    <meta:editing-cycles>1</meta:editing-cycles>
    <meta:document-statistic meta:table-count="0" meta:image-count="0" meta:object-count="0" meta:page-count="3" meta:paragraph-count="117" meta:word-count="339" meta:character-count="2007" meta:non-whitespace-character-count="1014"/>
    <meta:generator>LibreOffice/24.2.5.2$Linux_X86_64 LibreOffice_project/420$Build-2</meta:generator>
  </office:meta>
</office:document-meta>
</file>